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style:font-name="Noto Mono" fo:font-size="13pt" officeooo:rsid="000fd298" officeooo:paragraph-rsid="000fd298" style:font-size-asian="11.3500003814697pt" style:font-size-complex="13pt"/>
    </style:style>
    <style:style style:name="P2" style:family="paragraph" style:parent-style-name="Standard">
      <style:text-properties style:font-name="Noto Mono" fo:font-size="13pt" officeooo:rsid="0011e4ba" officeooo:paragraph-rsid="0011e4ba" style:font-size-asian="11.3500003814697pt" style:font-size-complex="13pt"/>
    </style:style>
    <style:style style:name="P3" style:family="paragraph" style:parent-style-name="Standard">
      <style:text-properties style:font-name="Noto Mono" fo:font-size="13pt" officeooo:rsid="0011e4ba" officeooo:paragraph-rsid="00126317" style:font-size-asian="11.3500003814697pt" style:font-size-complex="13pt"/>
    </style:style>
    <style:style style:name="P4" style:family="paragraph" style:parent-style-name="Standard">
      <style:text-properties style:font-name="Noto Mono" fo:font-size="13pt" officeooo:rsid="0012c81a" officeooo:paragraph-rsid="0012c81a" style:font-size-asian="11.3500003814697pt" style:font-size-complex="13pt"/>
    </style:style>
    <style:style style:name="P5" style:family="paragraph" style:parent-style-name="Standard">
      <style:text-properties style:font-name="Noto Mono" fo:font-size="13pt" officeooo:rsid="001509a0" officeooo:paragraph-rsid="001509a0" style:font-size-asian="11.3500003814697pt" style:font-size-complex="13pt"/>
    </style:style>
    <style:style style:name="P6" style:family="paragraph" style:parent-style-name="Standard">
      <style:text-properties style:font-name="Noto Mono" fo:font-size="13pt" officeooo:rsid="001697b3" officeooo:paragraph-rsid="001697b3" style:font-size-asian="11.3500003814697pt" style:font-size-complex="13pt"/>
    </style:style>
    <style:style style:name="P7" style:family="paragraph" style:parent-style-name="Standard">
      <style:text-properties style:font-name="Noto Mono" fo:font-size="13pt" officeooo:rsid="0017fbd3" officeooo:paragraph-rsid="0017fbd3" style:font-size-asian="11.3500003814697pt" style:font-size-complex="13pt"/>
    </style:style>
    <style:style style:name="P8" style:family="paragraph" style:parent-style-name="Standard">
      <style:text-properties style:font-name="Noto Mono" fo:font-size="13pt" officeooo:rsid="001caca5" officeooo:paragraph-rsid="001caca5" style:font-size-asian="11.3500003814697pt" style:font-size-complex="13pt"/>
    </style:style>
    <style:style style:name="P9" style:family="paragraph" style:parent-style-name="Standard">
      <style:text-properties style:font-name="Noto Mono" fo:font-size="13pt" officeooo:rsid="001d41c7" officeooo:paragraph-rsid="001d41c7" style:font-size-asian="11.3500003814697pt" style:font-size-complex="13pt"/>
    </style:style>
    <style:style style:name="P10" style:family="paragraph" style:parent-style-name="Standard">
      <style:text-properties style:font-name="Noto Mono" fo:font-size="13pt" officeooo:rsid="001e49c2" officeooo:paragraph-rsid="001e49c2" style:font-size-asian="11.3500003814697pt" style:font-size-complex="13pt"/>
    </style:style>
    <style:style style:name="P11" style:family="paragraph" style:parent-style-name="Standard">
      <style:text-properties style:font-name="Noto Mono" fo:font-size="13pt" officeooo:rsid="001f0b25" officeooo:paragraph-rsid="001f0b25" style:font-size-asian="11.3500003814697pt" style:font-size-complex="13pt"/>
    </style:style>
    <style:style style:name="P12" style:family="paragraph" style:parent-style-name="Standard">
      <style:text-properties style:font-name="Noto Mono" fo:font-size="13pt" officeooo:rsid="001ff628" officeooo:paragraph-rsid="001ff628" style:font-size-asian="11.3500003814697pt" style:font-size-complex="13pt"/>
    </style:style>
    <style:style style:name="P13" style:family="paragraph" style:parent-style-name="Standard">
      <style:text-properties style:font-name="Noto Mono" fo:font-size="13pt" officeooo:rsid="0023095a" officeooo:paragraph-rsid="0023095a" style:font-size-asian="11.3500003814697pt" style:font-size-complex="13pt"/>
    </style:style>
    <style:style style:name="P14" style:family="paragraph" style:parent-style-name="Standard">
      <style:text-properties style:font-name="Noto Mono" fo:font-size="13pt" officeooo:rsid="0023bcc6" officeooo:paragraph-rsid="0023bcc6" style:font-size-asian="11.3500003814697pt" style:font-size-complex="13pt"/>
    </style:style>
    <style:style style:name="P15" style:family="paragraph" style:parent-style-name="Standard">
      <style:text-properties style:font-name="Noto Mono" fo:font-size="13pt" officeooo:rsid="00278dec" officeooo:paragraph-rsid="00278dec" style:font-size-asian="11.3500003814697pt" style:font-size-complex="13pt"/>
    </style:style>
    <style:style style:name="P16" style:family="paragraph" style:parent-style-name="Standard">
      <style:text-properties style:font-name="Noto Mono" fo:font-size="13pt" officeooo:rsid="002b0496" officeooo:paragraph-rsid="002b0496" style:font-size-asian="11.3500003814697pt" style:font-size-complex="13pt"/>
    </style:style>
    <style:style style:name="P17" style:family="paragraph" style:parent-style-name="Standard">
      <style:text-properties style:font-name="Noto Mono" fo:font-size="13pt" officeooo:rsid="002c41e2" officeooo:paragraph-rsid="002c41e2" style:font-size-asian="11.3500003814697pt" style:font-size-complex="13pt"/>
    </style:style>
    <style:style style:name="P18" style:family="paragraph" style:parent-style-name="Standard">
      <style:text-properties style:font-name="Noto Mono" fo:font-size="13pt" officeooo:rsid="002cfaea" officeooo:paragraph-rsid="002cfaea" style:font-size-asian="11.3500003814697pt" style:font-size-complex="13pt"/>
    </style:style>
    <style:style style:name="T1" style:family="text">
      <style:text-properties officeooo:rsid="00126317"/>
    </style:style>
    <style:style style:name="T2" style:family="text">
      <style:text-properties officeooo:rsid="0012c81a"/>
    </style:style>
    <style:style style:name="T3" style:family="text">
      <style:text-properties officeooo:rsid="0021e98b"/>
    </style:style>
    <style:style style:name="T4" style:family="text">
      <style:text-properties officeooo:rsid="0025b9a5"/>
    </style:style>
    <style:style style:name="T5" style:family="text">
      <style:text-properties officeooo:rsid="00263f97"/>
    </style:style>
    <style:style style:name="T6" style:family="text">
      <style:text-properties officeooo:rsid="002eba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ndo em AWK</text:p>
      <text:p text:style-name="P2"/>
      <text:p text:style-name="P2">O que é AWK?</text:p>
      <text:p text:style-name="P2">É um utilitário que interpreta uma linguagem de programação especializada na manipulação e formatação de dados estruturados em texto.</text:p>
      <text:p text:style-name="P2"/>
      <text:p text:style-name="P3"><text:span text:style-name="T1">O nome AWK vem das iniciais de seus desenvolvedores:</text:span></text:p>
      <text:p text:style-name="P3"><text:s/><text:span text:style-name="T1">Alfred V. Aho</text:span></text:p>
      <text:p text:style-name="P3"><text:s/><text:span text:style-name="T1">Peter J. Weinberger</text:span></text:p>
      <text:p text:style-name="P3"><text:s/><text:span text:style-name="T1">Brian W. Kerningan</text:span></text:p>
      <text:p text:style-name="P3"/>
      <text:p text:style-name="P3"><text:s/><text:span text:style-name="T2">1.1</text:span></text:p>
      <text:p text:style-name="P3"><text:tab/><text:span text:style-name="T2">A implementação GNU do AWK</text:span></text:p>
      <text:p text:style-name="P4">Em 1986, Paul Rubin escreveu a primeira implementação do projeto GNU, o gawk. Nos anos seguintes, gawk sofreu vários aprimoramentos, até ser completamente retrabalhado, em 1994, para tornar-se compatível com as evoluções do AWK Unix.</text:p>
      <text:p text:style-name="P4"/>
      <text:p text:style-name="P4">Existem várias outras implementações do AWK, e algumas delas têm sido adotadas como padrão em alguns sistemas Unix like, mas o foco deste curso será a implementação do Projeto GNU.</text:p>
      <text:p text:style-name="P4"/>
      <text:p text:style-name="P5">1.2</text:p>
      <text:p text:style-name="P5"><text:tab/>O que podemos fazer com o AWK</text:p>
      <text:p text:style-name="P6">Com o AWK, nós podemos</text:p>
      <text:p text:style-name="P6"/>
      <text:p text:style-name="P6">Gerenciar pequenas bases de dados</text:p>
      <text:p text:style-name="P6">Gerar relatórios</text:p>
      <text:p text:style-name="P6">Validar dados</text:p>
      <text:p text:style-name="P6">Indexar e processar documentos</text:p>
      <text:p text:style-name="P6">Testar algoritmos</text:p>
      <text:p text:style-name="P6"/>
      <text:p text:style-name="P7">1.3</text:p>
      <text:p text:style-name="P7">Funcionalidades extra da implementação GNU</text:p>
      <text:p text:style-name="P8">Com o GAWK, nós podemos</text:p>
      <text:p text:style-name="P8"/>
      <text:p text:style-name="P8">- Extrair partes específicas dos dados para processamento</text:p>
      <text:p text:style-name="P8">- Classificar os dados (sort)</text:p>
      <text:p text:style-name="P8">- Abrir conexões TCP/IP para processar dados vindos da rede</text:p>
      <text:p text:style-name="P8">- Analisar programas em AWK</text:p>
      <text:p text:style-name="P8">- Estender a linguagem com funções escritas em C ou C++</text:p>
      <text:p text:style-name="P8"/>
      <text:p text:style-name="P9">1.4</text:p>
      <text:p text:style-name="P9">Uma linguagem orientada a dados</text:p>
      <text:p text:style-name="P10">A linguagem Awk pode ser descrita como a linguagem interpretada orientada a dados.</text:p>
      <text:p text:style-name="P10"><text:soft-page-break/></text:p>
      <text:p text:style-name="P11">O que isso significa?</text:p>
      <text:p text:style-name="P12">Na maioria das outras linguagens, o nosso trabalho é descrever em detalhes as rotinas e os procedimentos, o que torna mais difícil descrever os dados com que o programa irá processar.</text:p>
      <text:p text:style-name="P12"/>
      <text:p text:style-name="P12">Na linguagem AWK, nós descrevemos os dados com que <text:span text:style-name="T3">queremos trabalhar para, num segundo momento, dizermos o que fazer com esse dado quando ele for encontrado.</text:span></text:p>
      <text:p text:style-name="P12"/>
      <text:p text:style-name="P13">A própria forma de execução do AWK (o interpretador) reflete essa característica da linguagem. Ao ser chamado, o AWK espera encontrar o programa que dirá a ele o que fazer com os dados.</text:p>
      <text:p text:style-name="P13"/>
      <text:p text:style-name="P13">O programa em si consiste numa série de regras, cada uma delas especificando um padrão de busca e as ações que deverão ser executadas caso o padrão tenha sido encontrado.</text:p>
      <text:p text:style-name="P13"/>
      <text:p text:style-name="P14">Exe.:</text:p>
      <text:p text:style-name="P14">awk ‘programa <text:span text:style-name="T5">{ ações }</text:span>’ <text:span text:style-name="T4">arquivo-dados</text:span></text:p>
      <text:p text:style-name="P14"/>
      <text:p text:style-name="P15">2 – O AWK na linha de comando</text:p>
      <text:p text:style-name="P15"/>
      <text:p text:style-name="P16">Existem três formas básicas de executar um programa em AWK na linha de comando:</text:p>
      <text:p text:style-name="P16"/>
      <text:p text:style-name="P16">Escrevendo o programa na linha de comando</text:p>
      <text:p text:style-name="P16">awk ‘programa’ arquivos-de-entrada</text:p>
      <text:p text:style-name="P16"/>
      <text:p text:style-name="P17">Chamando o arquivo do programa com o interpretador</text:p>
      <text:p text:style-name="P17">awk -f arquivo-do-programa arquivos-de-entrada</text:p>
      <text:p text:style-name="P17"/>
      <text:p text:style-name="P18">Executando diretamente o programa</text:p>
      <text:p text:style-name="P18">/<text:span text:style-name="T6">caminho/programa-executavel [arquivos-de-entrada]</text:span></text:p>
      <text:p text:style-name="P15"/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7:27:08.911775672</meta:creation-date>
    <meta:generator>LibreOffice/7.4.7.2$Linux_X86_64 LibreOffice_project/40$Build-2</meta:generator>
    <dc:date>2025-05-29T18:10:38.514874188</dc:date>
    <meta:editing-duration>PT43M18S</meta:editing-duration>
    <meta:editing-cycles>27</meta:editing-cycles>
    <meta:document-statistic meta:table-count="0" meta:image-count="0" meta:object-count="0" meta:page-count="2" meta:paragraph-count="45" meta:word-count="392" meta:character-count="2409" meta:non-whitespace-character-count="2055"/>
  </office:meta>
</office:document-meta>
</file>